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g</mi>
      <mfenced open="(" close=")">
        <mrow>
          <mfrac>
            <mo stretchy="false">ν</mo>
            <mi>T</mi>
          </mfrac>
        </mrow>
      </mfenced>
      <mrow>
        <mi/>
        <mo stretchy="false">=</mo>
        <mi/>
      </mrow>
      <mfenced open="(" close=")">
        <mrow>
          <mn>8</mn>
          <mo stretchy="false">π</mo>
          <mfrac>
            <msub>
              <mi>k</mi>
              <mtext>B</mtext>
            </msub>
            <msup>
              <mi>c</mi>
              <mn>3</mn>
            </msup>
          </mfrac>
        </mrow>
      </mfenced>
      <mi/>
      <mfrac>
        <mi>T</mi>
        <mo stretchy="false">ν</mo>
      </mfrac>
    </mrow>
    <annotation encoding="StarMath 5.0">g left ( %inu over T right ) `=` left ( 8 %pi k_"B" over c^3 right ) ` T over %inu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2T17:09:19.608000000</meta:creation-date>
    <meta:generator>LibreOffice/4.1.4.2$Windows_x86 LibreOffice_project/0a0440ccc0227ad9829de5f46be37cfb6edcf72</meta:generator>
  </office:meta>
</office:document-meta>
</file>